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939cm"/>
      <style:paragraph-properties style:writing-mode="lr-tb"/>
    </style:style>
    <style:style style:name="pr2" style:family="presentation" style:parent-style-name="Blue_5f_Curve-title">
      <style:graphic-properties draw:auto-grow-height="true" fo:min-height="5.20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8" style:family="presentation" style:parent-style-name="Blue_5f_Curve1_5f_-outline1">
      <style:graphic-properties fo:min-height="5.576cm"/>
      <style:paragraph-properties style:writing-mode="lr-tb"/>
    </style:style>
    <style:style style:name="pr9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000000" loext:opacity="100%" fo:font-size="45pt" style:text-underline-style="solid" style:text-underline-width="auto" style:text-underline-color="font-color" fo:font-weight="bold" style:font-size-asian="45pt" style:font-weight-asian="bold" style:font-size-complex="45pt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6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45pt" style:text-underline-style="solid" style:text-underline-width="auto" style:text-underline-color="font-color" fo:font-weight="bold" style:font-size-asian="45pt" style:font-weight-asian="bold" style:font-size-complex="45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3pt" fo:font-style="italic" fo:text-shadow="none" style:text-underline-style="none" fo:font-weight="normal" style:letter-kerning="true" fo:background-color="transparent" style:font-size-asian="33pt" style:font-style-asian="italic" style:font-weight-asian="normal" style:font-size-complex="33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fo:font-style="italic" style:text-underline-style="none" style:font-style-asian="italic" style:font-style-complex="italic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3pt" fo:font-style="italic" fo:text-shadow="none" style:text-underline-style="solid" style:text-underline-width="auto" style:text-underline-color="font-color" fo:font-weight="normal" style:letter-kerning="true" fo:background-color="transparent" style:font-size-asian="33pt" style:font-style-asian="italic" style:font-weight-asian="normal" style:font-size-complex="3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super 58%" fo:font-size="20pt" style:font-size-asian="20pt" style:font-size-complex="20pt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15.24cm" svg:height="3.939cm" svg:x="0.4cm" svg:y="0.931cm" presentation:class="title" presentation:user-transformed="true">
          <draw:text-box>
            <text:p text:style-name="P1"><text:span text:style-name="T1">ACRN Hypervisor:</text:span></text:p>
          </draw:text-box>
        </draw:frame>
        <draw:frame presentation:style-name="pr2" draw:text-style-name="P1" draw:layer="layout" svg:width="12.065cm" svg:height="5.201cm" svg:x="1.701cm" svg:y="6cm" presentation:class="title" presentation:user-transformed="true">
          <draw:text-box>
            <text:p text:style-name="P3"><text:span text:style-name="T2">- Brief description</text:span><text:span text:style-name="T2"><text:line-break/></text:span><text:span text:style-name="T2">- Cons</text:span><text:span text:style-name="T2"><text:line-break/></text:span><text:span text:style-name="T2">- G</text:span><text:span text:style-name="T3">oals</text:span><text:line-break/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>
          <draw:text-box>
            <text:p text:style-name="P5"><text:span text:style-name="T4">Brief </text:span><text:span text:style-name="T5">description:</text:span></text:p>
          </draw:text-box>
        </draw:frame>
        <draw:frame presentation:style-name="pr5" draw:text-style-name="P1" draw:layer="layout" svg:width="26cm" svg:height="10.635cm" svg:x="1cm" svg:y="2.7cm" presentation:class="outline" presentation:user-transformed="true">
          <draw:text-box>
            <text:list text:style-name="L2">
              <text:list-item>
                <text:p text:style-name="P7"><text:span text:style-name="T6">Open source hypervisor <text:s/></text:span></text:p>
                <text:p text:style-name="P7"><text:span text:style-name="T6">→ </text:span><text:span text:style-name="T6">free-to-use and not restricted to a specific frame of use</text:span></text:p>
              </text:list-item>
              <text:list-item>
                <text:p text:style-name="P7"><text:span text:style-name="T6">Many cases of use possible </text:span></text:p>
                <text:p text:style-name="P7"><text:span text:style-name="T6">→ </text:span><text:span text:style-name="T6">Very flexible and customisable</text:span></text:p>
                <text:p text:style-name="P7"><text:span text:style-name="T6">→ </text:span><text:span text:style-name="T6">Different configurations/scenario possible </text:span></text:p>
              </text:list-item>
              <text:list-item>
                <text:p text:style-name="P7"><text:span text:style-name="T6">Wide range of possible users </text:span></text:p>
                <text:p text:style-name="P7"><text:span text:style-name="T6">→ </text:span><text:span text:style-name="T6">many OS supported (even RTOS, built for embedded Iot)</text:span></text:p>
                <text:p text:style-name="P7"><text:span text:style-name="T6">→ </text:span><text:span text:style-name="T6">many HW generations (7</text:span><text:span text:style-name="T7">th</text:span><text:span text:style-name="T6"> to 12</text:span><text:span text:style-name="T7">th</text:span><text:span text:style-name="T6">)</text:span></text:p>
              </text:list-item>
              <text:list-item>
                <text:p text:style-name="P7"><text:span text:style-name="T6">Well documented project</text:span></text:p>
              </text:list-item>
              <text:list-item>
                <text:p text:style-name="P7"><text:span text:style-name="T6">Other benefits (Small Footprint...)</text:span>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 presentation:user-transformed="true">
          <draw:text-box>
            <text:p text:style-name="P5"><text:span text:style-name="T5">Cons:</text:span></text:p>
          </draw:text-box>
        </draw:frame>
        <draw:frame presentation:style-name="pr8" draw:text-style-name="P1" draw:layer="layout" svg:width="26cm" svg:height="10cm" svg:x="1cm" svg:y="2.5cm" presentation:class="outline" presentation:user-transformed="true">
          <draw:text-box>
            <text:list text:style-name="L2">
              <text:list-item>
                <text:p>Project </text:p>
                <text:p>→Some issue are still ongoing </text:p>
              </text:list-item>
              <text:list-item>
                <text:p>Performances</text:p>
                <text:p><text:span text:style-name="T8">→ </text:span><text:span text:style-name="T8">read some articles about </text:span>RTOS (2020-2021) <text:s/></text:p>
              </text:list-item>
              <text:list-item>
                <text:p>Installation </text:p>
                <text:p>→ Specific versions of Ubuntu required (often not the last)</text:p>
                <text:p>→ not compatible with Windows or Mac OS (HW)</text:p>
                <text:p>→ requires powerful device to run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 text:style-name="P5"><text:span text:style-name="T5">Goals:</text:span>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Install ACRN on a provided device </text:p>
              </text:list-item>
              <text:list-item>
                <text:p><text:span text:style-name="T8">Run </text:span>Shared and Hybrid scenarios </text:p>
                <text:p>→ measure performances related to RTOS in both scenario</text:p>
                <text:p>→ <text:s/>IRQs and other interferences measurement </text:p>
                <text:p>→ Other metrics such as VM CPU Wait and Idle VM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8T14:07:22.399836108</meta:creation-date>
    <meta:editing-duration>PT16H24M8S</meta:editing-duration>
    <meta:editing-cycles>9</meta:editing-cycles>
    <meta:generator>LibreOffice/7.3.7.2$Linux_X86_64 LibreOffice_project/30$Build-2</meta:generator>
    <dc:title>Blue Curve</dc:title>
    <dc:date>2023-06-09T09:26:33.018317101</dc:date>
    <meta:document-statistic meta:object-count="64"/>
  </office:meta>
</office:document-meta>
</file>